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SafeMatching.apply( ArgumentMatcher matcher , Object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SafeMatching.isCompatible( ArgumentMatcher &lt; ? &gt; argumentMatcher , Object arg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SafeMatching.matchesType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SafeMatching.isMatchesMethod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SafeMatching.getArgumentType( ArgumentMatcher &lt; ? &gt; matc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SafeMatching.TypeSafe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ypeSafeMatching.getArgumentTypeUncached( ArgumentMatcher &lt; ? &gt; argumentMat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